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dd2</text:p>
          </table:table-cell>
          <table:covered-table-cell/>
          <table:table-cell table:style-name="ce2" office:value-type="string" calcext:value-type="string" table:number-columns-spanned="2" table:number-rows-spanned="1">
            <text:p>mul2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0,1,2,3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1,2,3</text:p>
          </table:table-cell>
          <table:covered-table-cell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2,3</text:p>
          </table:table-cell>
          <table:covered-table-cell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not viable since source may be infinite stream of values: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dd2</text:p>
          </table:table-cell>
          <table:covered-table-cell/>
          <table:table-cell table:style-name="ce2" office:value-type="string" calcext:value-type="string" table:number-columns-spanned="2" table:number-rows-spanned="1">
            <text:p>mul2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0,1,2,3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1,2,3</text:p>
          </table:table-cell>
          <table:covered-table-cell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2,3</text:p>
          </table:table-cell>
          <table:covered-table-cell/>
          <table:table-cell table:style-name="ce2" office:value-type="string" calcext:value-type="string" table:number-columns-spanned="2" table:number-rows-spanned="1">
            <text:p>2,3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string" calcext:value-type="string" table:number-columns-spanned="2" table:number-rows-spanned="1">
            <text:p>2,3,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2,3,4,5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3,4,5</text:p>
          </table:table-cell>
          <table:covered-table-cell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4,5</text:p>
          </table:table-cell>
          <table:covered-table-cell/>
          <table:table-cell table:style-name="ce2" office:value-type="string" calcext:value-type="string" table:number-columns-spanned="2" table:number-rows-spanned="1">
            <text:p>4,6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2" office:value-type="string" calcext:value-type="string" table:number-columns-spanned="2" table:number-rows-spanned="1">
            <text:p>4,6,8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4,6,8,10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we must always only `unshift()` then next value, then call the next transform and so on: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dd2</text:p>
          </table:table-cell>
          <table:covered-table-cell/>
          <table:table-cell table:style-name="ce2" office:value-type="string" calcext:value-type="string" table:number-columns-spanned="2" table:number-rows-spanned="1">
            <text:p>mul2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0,1,2,3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1,2,3</text:p>
          </table:table-cell>
          <table:covered-table-cell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1,2,3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2,3</text:p>
          </table:table-cell>
          <table:covered-table-cell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2,3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4,6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string" calcext:value-type="string" table:number-columns-spanned="2" table:number-rows-spanned="1">
            <text:p>4,6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4,6,8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2" office:value-type="string" calcext:value-type="string" table:number-columns-spanned="2" table:number-rows-spanned="1">
            <text:p>4,6,8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4,6,8,10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if all transforms were iterators, and why not, then we could stick with ‘one step, one value’ for the entire pipeline w/out using buffers:</text:p>
          </table:table-cell>
          <table:table-cell table:number-columns-repeated="16382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6:09:24.237429525</meta:creation-date>
    <dc:date>2022-11-26T18:53:45.238144615</dc:date>
    <meta:editing-duration>PT2H10S</meta:editing-duration>
    <meta:editing-cycles>8</meta:editing-cycles>
    <meta:generator>LibreOffice/7.4.0.3$Linux_X86_64 LibreOffice_project/f85e47c08ddd19c015c0114a68350214f7066f5a</meta:generator>
    <meta:document-statistic meta:table-count="1" meta:cell-count="52" meta:object-count="0"/>
  </office:meta>
</office:document-meta>
</file>